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1ad86" officeooo:paragraph-rsid="0011ad86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26342" officeooo:paragraph-rsid="00126342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2pt" fo:font-weight="bold" officeooo:rsid="00126342" officeooo:paragraph-rsid="00126342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28c57" officeooo:paragraph-rsid="00128c5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3812c" officeooo:paragraph-rsid="0013812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67f0c" officeooo:paragraph-rsid="00167f0c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28c57" officeooo:paragraph-rsid="00128c5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172e" officeooo:paragraph-rsid="0013172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26342" officeooo:paragraph-rsid="0012634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7f0c" officeooo:paragraph-rsid="00167f0c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128c57" officeooo:paragraph-rsid="00128c57"/>
    </style:style>
    <style:style style:name="P12" style:family="paragraph" style:parent-style-name="Standard">
      <style:text-properties officeooo:paragraph-rsid="00128c57"/>
    </style:style>
    <style:style style:name="P13" style:family="paragraph" style:parent-style-name="Standard">
      <style:text-properties officeooo:paragraph-rsid="00126342"/>
    </style:style>
    <style:style style:name="T1" style:family="text">
      <style:text-properties officeooo:rsid="00128c5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8c57" style:font-weight-asian="normal" style:font-weight-complex="normal"/>
    </style:style>
    <style:style style:name="T4" style:family="text">
      <style:text-properties fo:font-weight="normal" officeooo:rsid="0013172e" style:font-weight-asian="normal" style:font-weight-complex="normal"/>
    </style:style>
    <style:style style:name="T5" style:family="text">
      <style:text-properties fo:font-weight="normal" officeooo:rsid="0013812c" style:font-weight-asian="normal" style:font-weight-complex="normal"/>
    </style:style>
    <style:style style:name="T6" style:family="text">
      <style:text-properties fo:font-weight="normal" officeooo:rsid="0014bf98" style:font-weight-asian="normal" style:font-weight-complex="normal"/>
    </style:style>
    <style:style style:name="T7" style:family="text">
      <style:text-properties fo:font-weight="normal" officeooo:rsid="00167f0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officeooo:rsid="00126342" style:font-size-asian="10.5pt" style:font-weight-asian="bold" style:font-size-complex="12pt" style:font-weight-complex="bold"/>
    </style:style>
    <style:style style:name="T10" style:family="text">
      <style:text-properties officeooo:rsid="0013172e"/>
    </style:style>
    <style:style style:name="T11" style:family="text">
      <style:text-properties officeooo:rsid="0014bf98"/>
    </style:style>
    <style:style style:name="T12" style:family="text">
      <style:text-properties style:font-name="Liberation Serif1" fo:font-weight="normal" officeooo:rsid="0014bf9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es 2016</text:p>
      <text:p text:style-name="P1"/>
      <text:p text:style-name="P2">17/02</text:p>
      <text:p text:style-name="P3">Celdrán: <text:span text:style-name="T5">Respuesta en baja frecuencia</text:span></text:p>
      <text:p text:style-name="P3">Olmos: <text:span text:style-name="T5">Amplificador diferencial. Calcular Ad, Amc. Determinar la condición de optimización de rechazo de modo común.</text:span></text:p>
      <text:p text:style-name="P3">Gonzalez: <text:span text:style-name="T5">Parámetros de calidad de fuentes (Fuentes II 6-6-3)</text:span></text:p>
      <text:p text:style-name="P5"><text:span text:style-name="T2">Determinar limites de corriente ILmin e ILmax en una fuente de corriente constante (Fuentes III6-9-5e) </text:span></text:p>
      <text:p text:style-name="P3"/>
      <text:p text:style-name="P2">02/03</text:p>
      <text:p text:style-name="P3">Celdrán: <text:span text:style-name="T4">Realimentación negativa</text:span> </text:p>
      <text:p text:style-name="P3">Olmos: <text:span text:style-name="T4">No fue</text:span></text:p>
      <text:p text:style-name="P3">Gonzalez: <text:span text:style-name="T4">Ejercicio convertidor V-I (Similar 2.1 apunte práctico lianjosho). Función de transferencia. Calculo de V y W según mallas del circuito.</text:span></text:p>
      <text:p text:style-name="P8">Analisis de potencia completo amplificador complementario AB. Analisis de alta frecuencia.</text:p>
      <text:p text:style-name="P8">Preguntas de opción multiple.</text:p>
      <text:p text:style-name="P8"/>
      <text:p text:style-name="P2">05/07</text:p>
      <text:p text:style-name="P3">Celdrán: <text:span text:style-name="T4">Respuesta en alta frecuencia.</text:span></text:p>
      <text:p text:style-name="P3">Olmos: <text:span text:style-name="T4">Amplificador simétrico complementario</text:span></text:p>
      <text:p text:style-name="P3">Gonzalez: <text:span text:style-name="T4">Amplificador de instrumentación. Circuito principal. Ganancia de tensión. Impedancia de entrada. Influencia Vos. Función de transferencia con entrada puente con un solo transductor</text:span></text:p>
      <text:p text:style-name="P3"/>
      <text:p text:style-name="P2">27/07</text:p>
      <text:p text:style-name="P3">Celdrán: <text:span text:style-name="T7">Respuesta en alta frecuencia</text:span></text:p>
      <text:p text:style-name="P3">Olmos: <text:span text:style-name="T7">CAS con LM335 (Similar 2.4 apunte práctico lianjosho)</text:span></text:p>
      <text:p text:style-name="P3">Gonzalez:</text:p>
      <text:p text:style-name="P10">1. ¿Cómo son COMPARATIVAMETE los niveles de entrada y salida de un amplificador clase B</text:p>
      <text:p text:style-name="P10">simétrico complementario?</text:p>
      <text:p text:style-name="P6">A) Zi &gt;&gt; Zo</text:p>
      <text:p text:style-name="P10">B) Zi &lt;&lt; Zo</text:p>
      <text:p text:style-name="P10">C) Zi ≥ Zo</text:p>
      <text:p text:style-name="P10">D) Zi = Zo</text:p>
      <text:p text:style-name="P10">2. ¿Cuál es la principal causa de la distorsión no lineal en los amplificadores de potencia clase B?</text:p>
      <text:p text:style-name="P10">A) Ruido de la</text:p>
      <text:p text:style-name="P10">fuente de entrada</text:p>
      <text:p text:style-name="P10">B) Excesiva</text:p>
      <text:p text:style-name="P10">respuesta a las</text:p>
      <text:p text:style-name="P10">frecuencias altas</text:p>
      <text:p text:style-name="P10">C) El parámetro</text:p>
      <text:p text:style-name="P10">estabilizado es la</text:p>
      <text:p text:style-name="P10">potencia.</text:p>
      <text:p text:style-name="P6">D) Ninguna de las</text:p>
      <text:p text:style-name="P6">anteriores</text:p>
      <text:p text:style-name="P10">3. Graficar el lugar de raíces para un sistema de 3 polos indicando la zona de inestabilidad.</text:p>
      <text:p text:style-name="P10">4. ¿Cuál es el método de compensación que usan los amplificadores operacionales</text:p>
      <text:p text:style-name="P10">autocompensados? (provenientes de la fábrica).</text:p>
      <text:p text:style-name="P6">A) Polo dominante</text:p>
      <text:p text:style-name="P10">B) Polo- Cero</text:p>
      <text:p text:style-name="P10">C) Cero - Polo</text:p>
      <text:p text:style-name="P10">D) Otra</text:p>
      <text:p text:style-name="P10"><text:soft-page-break/>5. ¿Cuál es la relación entre fh y RL en un amplificador configurado en emisor común?</text:p>
      <text:p text:style-name="P10">A) No hay</text:p>
      <text:p text:style-name="P10">B) Fh proporcional a</text:p>
      <text:p text:style-name="P10">RL </text:p>
      <text:p text:style-name="P6">C) Fh proporcional a</text:p>
      <text:p text:style-name="P6">1/RL </text:p>
      <text:p text:style-name="P10">D) Ninguna de las</text:p>
      <text:p text:style-name="P10">anteriores.</text:p>
      <text:p text:style-name="P10">6. Significado de Slew Rate</text:p>
      <text:p text:style-name="P10">A) Velocidad de</text:p>
      <text:p text:style-name="P10">variación de la</text:p>
      <text:p text:style-name="P10">tensión de entrada</text:p>
      <text:p text:style-name="P10">B) Cuánto tarda Vo</text:p>
      <text:p text:style-name="P10">en pasar del 10% al</text:p>
      <text:p text:style-name="P10">90% de la tensión</text:p>
      <text:p text:style-name="P10">nominal </text:p>
      <text:p text:style-name="P10">C) Cuánto tarda Vo</text:p>
      <text:p text:style-name="P10">para llegar al 50% de</text:p>
      <text:p text:style-name="P10">la tensión nominal </text:p>
      <text:p text:style-name="P6">D) Ninguna de las</text:p>
      <text:p text:style-name="P6">anteriores.</text:p>
      <text:p text:style-name="P10">7. Representar el cuadripolo equivalente de un amplificador con muestra de tensión y mezcla serie.</text:p>
      <text:p text:style-name="P10">8. Determinar la función de transferencia resultante de la realimentación Avf.</text:p>
      <text:p text:style-name="P10">9. Determinar la impedancia de entrada Zif.</text:p>
      <text:p text:style-name="P10">10. Determinar la impedancia de salida Zof.</text:p>
      <text:p text:style-name="P3"/>
      <text:p text:style-name="P2">08/09</text:p>
      <text:p text:style-name="P3">Celdrán: <text:span text:style-name="T3">Respuesta en alta frecuencia</text:span></text:p>
      <text:p text:style-name="P3">Olmos: <text:span text:style-name="T3">Emisor común (Similar 3.1 apunte práctico lianjosho)</text:span></text:p>
      <text:p text:style-name="P13"><text:span text:style-name="T9">Gonzalez: </text:span>Un AO realimentado con carga flotante <text:span text:style-name="T1">(Similar 2.22 apunte práctico lianjosho)</text:span></text:p>
      <text:p text:style-name="P11">Amplificador de instrumentación con 3AO. Función de transferencia. Efecto de Vos. </text:p>
      <text:p text:style-name="P12"><text:span text:style-name="T1">Preguntas teóricas sobre </text:span>RRMC, SR <text:span text:style-name="T10">con</text:span> gráfica, <text:span text:style-name="T10">d</text:span>efinir corriente de polarización, de offset.</text:p>
      <text:p text:style-name="P3"/>
      <text:p text:style-name="P2">23/11</text:p>
      <text:p text:style-name="P3">Celdrán: <text:span text:style-name="T6">Realimentación negativa</text:span></text:p>
      <text:p text:style-name="P3">Olmos: <text:span text:style-name="T6">Amplificador clase AB. Calculo de Pl, Pcc, Pc, </text:span><text:span text:style-name="T12">η.</text:span></text:p>
      <text:p text:style-name="P3">Gonzalez: </text:p>
      <text:p text:style-name="P9">1) Circuito elevador de corriente con regulador 7812 <text:span text:style-name="T11">(Fuentes III 6-9-5b)</text:span>. Te daba hoja de datos. Te daba de dato la Corriente de salida, la Vcc. Pedía:<text:line-break/>- Valor de la R<text:line-break/>- Potencia que disipa el transistor, potencia que disipa el regulador.<text:line-break/>2) Definir Voltaje de Dropout, y buscar en la hoja de datos el valor que le corresponde al 7812.<text:line-break/>3) 2 múltiple opción sobre qué es RRMC y PSRR</text:p>
      <text:p text:style-name="P3"/>
      <text:p text:style-name="P2">07/12</text:p>
      <text:p text:style-name="P3">Celdrán: <text:span text:style-name="T3">Respuesta en alta frecuencia</text:span></text:p>
      <text:p text:style-name="P3">Olmos: <text:span text:style-name="T3">CAS LM335 (Similar 2.4 apunte práctico lianjosho)</text:span></text:p>
      <text:p text:style-name="P3">Gonzalez:</text:p>
      <text:p text:style-name="P7">1. ¿Cómo son COMPARATIVAMENTE los niveles de entrada y salida de un amplificador clase B</text:p>
      <text:p text:style-name="P7">simétrico complementario?</text:p>
      <text:p text:style-name="P4">A) Zi &gt;&gt; Zo</text:p>
      <text:p text:style-name="P7">B) Zi &lt;&lt; Zo</text:p>
      <text:p text:style-name="P7"><text:soft-page-break/>C) Zi ≥ Zo</text:p>
      <text:p text:style-name="P7">D) Zi = Zo</text:p>
      <text:p text:style-name="P7">2. ¿Cuál es la principal causa de la distorsión no lineal en los amplificadores de potencia clase B?</text:p>
      <text:p text:style-name="P7">A) Ruido de la</text:p>
      <text:p text:style-name="P7">fuente de entrada</text:p>
      <text:p text:style-name="P7">B) Excesiva</text:p>
      <text:p text:style-name="P7">respuesta a las</text:p>
      <text:p text:style-name="P7">frecuencias altas</text:p>
      <text:p text:style-name="P7">C) El parámetro</text:p>
      <text:p text:style-name="P7">estabilizado es la</text:p>
      <text:p text:style-name="P7">potencia.</text:p>
      <text:p text:style-name="P4">D) Ninguna de las</text:p>
      <text:p text:style-name="P4">anteriores</text:p>
      <text:p text:style-name="P7">3. Graficar el lugar de raíces para un sistema de 3 polos indicando la zona de inestabilidad.</text:p>
      <text:p text:style-name="P7">4. ¿Cuál es el método de compensación que usan los amplificadores operacionales</text:p>
      <text:p text:style-name="P7">autocompensados? (provenientes de la fábrica).</text:p>
      <text:p text:style-name="P4">A) Polo dominante</text:p>
      <text:p text:style-name="P7">B) Polo- Cero</text:p>
      <text:p text:style-name="P7">C) Cero - Polo</text:p>
      <text:p text:style-name="P7">D) Otra</text:p>
      <text:p text:style-name="P7">5. ¿Cuál es la relación entre fh y RL en un amplificador configurado en emisor común?</text:p>
      <text:p text:style-name="P7">A) No hay</text:p>
      <text:p text:style-name="P7">B) Fh proporcional a</text:p>
      <text:p text:style-name="P7">RL </text:p>
      <text:p text:style-name="P4">C) Fh proporcional a</text:p>
      <text:p text:style-name="P7"><text:span text:style-name="T8">1/RL</text:span> </text:p>
      <text:p text:style-name="P7">D) Ninguna de las</text:p>
      <text:p text:style-name="P7">anteriores.</text:p>
      <text:p text:style-name="P7">6. Significado de Slew-Rate</text:p>
      <text:p text:style-name="P7">A) Velocidad de</text:p>
      <text:p text:style-name="P7">variación de la</text:p>
      <text:p text:style-name="P7">tensión de entrada</text:p>
      <text:p text:style-name="P7">B) Cuánto tarda Vo</text:p>
      <text:p text:style-name="P7">en pasar del 10% al</text:p>
      <text:p text:style-name="P7">90% de la tensión</text:p>
      <text:p text:style-name="P7">nominal </text:p>
      <text:p text:style-name="P7">C) Cuánto tarda Vo</text:p>
      <text:p text:style-name="P7">para llegar al 50% de</text:p>
      <text:p text:style-name="P7">la tensión nominal<text:span text:style-name="T8"> </text:span></text:p>
      <text:p text:style-name="P4">D) Ninguna de las</text:p>
      <text:p text:style-name="P4">anteriores.</text:p>
      <text:p text:style-name="P7">7. Representar el cuadripolo equivalente de un amplificador con muestra de tensión y mezcla serie.</text:p>
      <text:p text:style-name="P7">8. Determinar la función de transferencia resultante de la realimentación Avf.</text:p>
      <text:p text:style-name="P7">9. Determinar la impedancia de entrada Zif.</text:p>
      <text:p text:style-name="P7">10. Determinar la impedancia de salida Zo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0:53:43.053839858</meta:creation-date>
    <dc:date>2018-05-10T11:31:44.412840171</dc:date>
    <meta:editing-duration>PT27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133" meta:word-count="776" meta:character-count="4636" meta:non-whitespace-character-count="3981"/>
  </office:meta>
</office:document-meta>
</file>